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5000000C90A5B798F67D126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entium Basic" svg:font-family="'Gentium Basic'" style:font-pitch="variable"/>
    <style:font-face style:name="Liberation Sans1" svg:font-family="'Liberation Sans'" style:font-pitch="variable"/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ffa6a6" draw:textarea-horizontal-align="justify" draw:textarea-vertical-align="middle" draw:auto-grow-height="false" fo:min-height="11.792cm" fo:min-width="6.502cm"/>
    </style:style>
    <style:style style:name="gr2" style:family="graphic" style:parent-style-name="standard">
      <style:graphic-properties svg:stroke-color="#dee6ef" draw:fill-color="#dee6ef" draw:textarea-horizontal-align="justify" draw:textarea-vertical-align="middle" draw:auto-grow-height="false" fo:min-height="11.562cm" fo:min-width="6.253cm"/>
    </style:style>
    <style:style style:name="gr3" style:family="graphic" style:parent-style-name="standard">
      <style:graphic-properties svg:stroke-width="0.035cm" svg:stroke-color="#ffa6a6" draw:marker-start-width="0.252cm" draw:marker-end-width="0.252cm" draw:fill-color="#ffa6a6" draw:textarea-horizontal-align="justify" draw:textarea-vertical-align="middle" draw:auto-grow-height="false" fo:min-height="1.37cm" fo:min-width="1.83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211cm" fo:min-width="1.671cm" fo:padding-top="0.142cm" fo:padding-bottom="0.142cm" fo:padding-left="0.267cm" fo:padding-right="0.267cm"/>
    </style:style>
    <style:style style:name="gr5" style:family="graphic" style:parent-style-name="standard">
      <style:graphic-properties svg:stroke-color="#ffa6a6" draw:fill-color="#ffa6a6" draw:textarea-horizontal-align="justify" draw:textarea-vertical-align="middle" draw:auto-grow-height="false" fo:min-height="0.426cm" fo:min-width="0.328cm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0.32cm" fo:min-width="0.22cm"/>
    </style:style>
    <style:style style:name="gr7" style:family="graphic" style:parent-style-name="standard">
      <style:graphic-properties svg:stroke-color="#ffa6a6" draw:fill-color="#ffa6a6" draw:textarea-horizontal-align="justify" draw:textarea-vertical-align="middle" draw:auto-grow-height="false" fo:min-height="0.428cm" fo:min-width="0.328cm"/>
    </style:style>
    <style:style style:name="gr8" style:family="graphic" style:parent-style-name="standard">
      <style:graphic-properties svg:stroke-color="#729fcf" draw:fill-color="#729fcf" draw:textarea-horizontal-align="justify" draw:textarea-vertical-align="middle" draw:auto-grow-height="false" fo:min-height="0.319cm" fo:min-width="0.22cm"/>
    </style:style>
    <style:style style:name="gr9" style:family="graphic" style:parent-style-name="standard">
      <style:graphic-properties svg:stroke-color="#ffa6a6" draw:fill-color="#ffa6a6" draw:textarea-horizontal-align="justify" draw:textarea-vertical-align="middle" draw:auto-grow-height="false" fo:min-height="0.428cm" fo:min-width="0.326cm"/>
    </style:style>
    <style:style style:name="gr10" style:family="graphic" style:parent-style-name="standard">
      <style:graphic-properties svg:stroke-color="#ffa6a6" draw:fill-color="#ffa6a6" draw:textarea-horizontal-align="justify" draw:textarea-vertical-align="middle" draw:auto-grow-height="false" fo:min-height="0.427cm" fo:min-width="0.326cm"/>
    </style:style>
    <style:style style:name="gr11" style:family="graphic" style:parent-style-name="standard">
      <style:graphic-properties svg:stroke-color="#729fcf" draw:fill-color="#729fcf" draw:textarea-horizontal-align="justify" draw:textarea-vertical-align="middle" draw:auto-grow-height="false" fo:min-height="0.32cm" fo:min-width="0.219cm"/>
    </style:style>
    <style:style style:name="gr12" style:family="graphic" style:parent-style-name="standard">
      <style:graphic-properties svg:stroke-color="#ffa6a6" draw:fill-color="#ffa6a6" draw:textarea-horizontal-align="justify" draw:textarea-vertical-align="middle" draw:auto-grow-height="false" fo:min-height="0.428cm" fo:min-width="0.327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1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259cm" fo:min-width="0.008cm"/>
    </style:style>
    <style:style style:name="gr17" style:family="graphic" style:parent-style-name="standard">
      <style:graphic-properties svg:stroke-color="#729fcf" draw:fill-color="#ffffff" draw:textarea-horizontal-align="justify" draw:textarea-vertical-align="middle" draw:auto-grow-height="false" fo:min-height="0.32cm" fo:min-width="0.2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729fcf" draw:fill-color="#ffffff" draw:textarea-horizontal-align="justify" draw:textarea-vertical-align="middle" draw:auto-grow-height="false" fo:min-height="0.031cm" fo:min-width="0cm"/>
    </style:style>
    <style:style style:name="gr20" style:family="graphic" style:parent-style-name="standard">
      <style:graphic-properties svg:stroke-color="#729fcf" draw:fill-color="#729fc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011cm" fo:min-width="0cm"/>
    </style:style>
    <style:style style:name="gr22" style:family="graphic" style:parent-style-name="standard">
      <style:graphic-properties svg:stroke-color="#729fc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5.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P1" style:family="paragraph">
      <loext:graphic-properties draw:fill-color="#ffa6a6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Gentium Basic" fo:font-size="12pt" style:font-size-asian="12pt" style:font-size-complex="12pt"/>
    </style:style>
    <style:style style:name="P10" style:family="paragraph">
      <style:text-properties fo:color="#729fcf" style:font-name="Linux Libertine Display G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fo:color="#729fcf" style:font-name="Linux Libertine Display G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color="#729fcf" style:font-name="Malgun Gothic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color="#729fcf" style:font-name="Malgun Gothic"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color="#729fcf" style:font-name="Malgun Gothic" fo:font-size="14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text-properties fo:color="#729fcf" style:font-name="Malgun Gothic" fo:font-size="14pt" fo:font-weight="bold" style:font-size-asian="16pt" style:font-weight-asian="bold" style:font-size-complex="16pt" style:font-weight-complex="bold"/>
    </style:style>
    <style:style style:name="T1" style:family="text">
      <style:text-properties style:font-name="Gentium Basic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font-name="Gentium Basic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Gentium Basic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29fcf" style:font-name="Linux Libertine Display G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729fcf" style:font-name="Malgun Gothic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729fcf" style:font-name="Malgun Gothic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12.24cm" svg:x="6.851cm" svg:y="8.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3.936794025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45cm" svg:height="12.004cm" svg:x="6.978cm" svg:y="8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3.936794025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57cm" svg:height="1.746cm" svg:x="9.264cm" svg:y="10.3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49.45848375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287cm" svg:height="1.577cm" svg:x="9.349cm" svg:y="10.41cm">
          <text:p/>
          <draw:enhanced-geometry svg:viewBox="0 0 21600 21600" draw:path-stretchpoint-x="10800" draw:path-stretchpoint-y="10800" draw:text-areas="?f3 ?f4 ?f5 ?f6" draw:type="round-rectangle" draw:modifiers="1949.45848375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17cm" svg:height="0.956cm" svg:x="9.899cm" svg:y="1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016cm" svg:height="0.804cm" svg:x="9.982cm" svg:y="1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17cm" svg:height="0.958cm" svg:x="9.899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0.805cm" svg:x="9.976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68cm" svg:height="0.958cm" svg:x="9.883cm" svg:y="1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0.803cm" svg:x="9.959cm" svg:y="1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168cm" svg:height="0.957cm" svg:x="8.121cm" svg:y="1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7cm" svg:height="0.804cm" svg:x="8.197cm" svg:y="1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169cm" svg:height="0.958cm" svg:x="11.678cm" svg:y="1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0.803cm" svg:x="11.755cm" svg:y="1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19cm" svg:height="0.222cm" draw:transform="rotate (-3.14159265358979) translate (10.656cm 16.196cm)">
          <text:p/>
          <draw:enhanced-geometry svg:viewBox="0 0 21600 21600" draw:text-areas="0 ?f0 ?f5 ?f2" draw:type="right-arrow" draw:modifiers="13836.9384359401 7176.079734219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0.222cm" svg:height="0.073cm" draw:transform="rotate (1.5707963267949) translate (10.656cm 16.122cm)">
          <text:p text:style-name="P5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19cm" svg:height="0.221cm" draw:transform="rotate (1.5707963267949) translate (10.366cm 14.97cm)">
          <text:p/>
          <draw:enhanced-geometry svg:viewBox="0 0 21600 21600" draw:text-areas="0 ?f0 ?f5 ?f2" draw:type="right-arrow" draw:modifiers="13836.9384359401 7176.079734219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519cm" svg:height="0.221cm" draw:transform="rotate (1.5707963267949) translate (10.366cm 17.58cm)">
          <text:p/>
          <draw:enhanced-geometry svg:viewBox="0 0 21600 21600" draw:mirror-vertical="true" draw:text-areas="0 ?f0 ?f5 ?f2" draw:type="right-arrow" draw:modifiers="13836.9384359401 7176.079734219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0.508cm" svg:height="0.509cm" draw:transform="rotate (-3.14159265358979) translate (8.959cm 16.34cm)">
          <text:p/>
          <draw:enhanced-geometry svg:viewBox="0 0 21600 21600" draw:type="block-arc" draw:modifiers="128.555368377942 7698.105953350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084cm" svg:height="0.256cm" svg:x="8.663cm" svg:y="15.8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255cm" svg:height="0.254cm" draw:transform="rotate (-1.5707963267949) translate (12.254cm 15.9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0.085cm" svg:height="0.255cm" svg:x="12.288cm" svg:y="15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085cm" svg:height="0.255cm" svg:x="12.457cm" svg:y="15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1.016cm" svg:height="0.806cm" svg:x="9.891cm" svg:y="8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283cm" svg:height="0.94cm" svg:x="9.813cm" svg:y="8.619cm">
          <draw:image xlink:href="Pictures/1000020100000115000000C90A5B798F67D12647.png" xlink:type="simple" xlink:show="embed" xlink:actuate="onLoad" loext:mime-type="image/png">
            <text:p/>
          </draw:image>
        </draw:frame>
        <draw:custom-shape draw:style-name="gr8" draw:text-style-name="P4" draw:layer="layout" svg:width="1.016cm" svg:height="0.803cm" svg:x="11.755cm" svg:y="1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35cm" svg:height="0.347cm" svg:x="12.092cm" svg:y="15.7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9.512195121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0.22cm" svg:height="0.195cm" svg:x="12.153cm" svg:y="15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621.89781021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466cm" svg:height="0.311cm" svg:x="12.034cm" svg:y="15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912.195121951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0.034cm" svg:height="0.101cm" svg:x="12.244cm" svg:y="16.0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271.287128712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0.102cm" svg:height="0.102cm" svg:x="12.209cm" svg:y="16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7.5cm" svg:height="5.4cm" svg:x="2.1cm" svg:y="22.1cm">
          <draw:text-box>
            <text:p><text:span text:style-name="T1">Notes</text:span></text:p>
            <text:p><text:span text:style-name="T1"/></text:p>
            <text:list text:style-name="L1">
              <text:list-item>
                <text:p><text:span text:style-name="T2">Pink boarders must have 1mm thickness.</text:span></text:p>
              </text:list-item>
              <text:list-item>
                <text:p><text:span text:style-name="T3">Blue ellipse shaped five</text:span><text:span text:style-name="T2"> buttons are to be embossed.</text:span></text:p>
              </text:list-item>
            </text:list>
          </draw:text-box>
        </draw:frame>
        <draw:frame draw:style-name="gr24" draw:text-style-name="P11" draw:layer="layout" svg:width="5.9cm" svg:height="1.2cm" svg:x="8.7cm" svg:y="9.4cm">
          <draw:text-box>
            <text:p text:style-name="P10"><text:span text:style-name="T4">Ibis Medical</text:span></text:p>
          </draw:text-box>
        </draw:frame>
        <draw:frame draw:style-name="gr25" draw:text-style-name="P13" draw:layer="layout" svg:width="7cm" svg:height="1.749cm" svg:x="7.4cm" svg:y="12.6cm">
          <draw:text-box>
            <text:p text:style-name="P12"><text:span text:style-name="T5">Irradiance meter v1.0</text:span></text:p>
          </draw:text-box>
        </draw:frame>
        <draw:frame draw:style-name="gr25" draw:text-style-name="P15" draw:layer="layout" svg:width="7cm" svg:height="1.749cm" svg:x="7.8cm" svg:y="18.801cm">
          <draw:text-box>
            <text:p text:style-name="P14"><text:span text:style-name="T6"><text:a xlink:href="http://www.ibismedical.net/" xlink:type="simple">www.ibismedical.net</text:a></text:span></text:p>
            <text:p text:style-name="P14"><text:span text:style-name="T6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entium Basic" svg:font-family="'Gentium Basic'" style:font-pitch="variable"/>
    <style:font-face style:name="Liberation Sans1" svg:font-family="'Liberation Sans'" style:font-pitch="variable"/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01T15:27:53.659000000</meta:creation-date>
    <meta:generator>LibreOffice/6.3.4.2$Windows_X86_64 LibreOffice_project/60da17e045e08f1793c57c00ba83cdfce946d0aa</meta:generator>
    <dc:date>2022-02-11T12:10:49.182000000</dc:date>
    <meta:editing-duration>PT2H43M25S</meta:editing-duration>
    <meta:editing-cycles>20</meta:editing-cycles>
    <meta:document-statistic meta:object-count="35"/>
  </office:meta>
</office:document-meta>
</file>